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1.24cm"/>
    </style:style>
    <style:style style:name="co13" style:family="table-column">
      <style:table-column-properties fo:break-before="auto" style:column-width="3.581cm"/>
    </style:style>
    <style:style style:name="co1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9ffff"/>
    </style:style>
    <style:style style:name="ce10" style:family="table-cell" style:parent-style-name="Default" style:data-style-name="N134">
      <style:table-cell-properties fo:background-color="#ff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4">
      <style:table-cell-properties fo:background-color="#ffff00"/>
    </style:style>
    <style:style style:name="ce1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 style:data-style-name="N4">
      <style:table-cell-properties fo:background-color="#99ff66"/>
    </style:style>
    <style:style style:name="ce7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8" style:family="table-cell" style:parent-style-name="Default" style:data-style-name="N134"/>
    <style:style style:name="ce9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4">
      <style:table-cell-properties fo:padding="0.071cm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padding="0.071cm"/>
    </style:style>
    <style:style style:name="ce50" style:family="table-cell" style:parent-style-name="Default">
      <style:table-cell-properties fo:background-color="#99ffff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99ff66"/>
    </style:style>
    <style:style style:name="ce55" style:family="table-cell" style:parent-style-name="Default" style:data-style-name="N4">
      <style:table-cell-properties fo:background-color="#99ff66"/>
    </style:style>
    <style:style style:name="ce56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57" style:family="table-cell" style:parent-style-name="Default" style:data-style-name="N134"/>
    <style:style style:name="ce58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34">
      <style:table-cell-properties fo:background-color="#ffff00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 style:data-style-name="N4">
      <style:table-cell-properties fo:background-color="#ffff00"/>
    </style:style>
    <style:style style:name="ce62" style:family="table-cell" style:parent-style-name="Default" style:data-style-name="N4"/>
    <style:style style:name="ce6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ackground-color="#ff9999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4">
      <style:table-cell-properties fo:padding="0.071cm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padding="0.071c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35">
      <style:table-cell-properties fo:padding="0.071cm"/>
    </style:style>
    <style:style style:name="ce7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automatic-find-labels="false"/>
      <table:table table:name="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İ PAŞ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milangaz</text:p>
          </table:table-cell>
          <table:table-cell/>
          <table:table-cell table:style-name="Default"/>
          <table:table-cell table:number-columns-repeated="3"/>
          <table:table-cell table:style-name="ce6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aygaz</text:p>
          </table:table-cell>
          <table:table-cell/>
          <table:table-cell table:style-name="Default"/>
          <table:table-cell table:number-columns-repeated="3"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60000" calcext:value-type="float">
            <text:p>60000</text:p>
          </table:table-cell>
          <table:table-cell office:value-type="string" calcext:value-type="string">
            <text:p>arsa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6]*[.E6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table:formula="of:=SUM([.B3:.B8])" office:value-type="float" office:value="60000" calcext:value-type="float">
            <text:p>60.000,00</text:p>
          </table:table-cell>
          <table:table-cell table:style-name="ce55" table:formula="of:=[.B14]*[.C13]/100" office:value-type="float" office:value="9000" calcext:value-type="float">
            <text:p>9.000,00</text:p>
          </table:table-cell>
          <table:table-cell table:style-name="ce55" table:formula="of:=[.B14]-[.C14]" office:value-type="float" office:value="51000" calcext:value-type="float">
            <text:p>51.00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4]&gt;[.F14];[.F14];[.D14])" office:value-type="float" office:value="32000" calcext:value-type="float">
            <text:p>32.000,00</text:p>
          </table:table-cell>
          <table:table-cell table:style-name="ce61" table:formula="of:=[.G14]*[.E14]/100" office:value-type="float" office:value="4800" calcext:value-type="float">
            <text:p>4.800,00</text:p>
          </table:table-cell>
          <table:table-cell table:style-name="ce65" table:formula="of:=SUM([.I3:.I8])" office:value-type="float" office:value="12000" calcext:value-type="float">
            <text:p>12.000,00</text:p>
          </table:table-cell>
          <table:table-cell table:style-name="ce55" table:formula="of:=[.I14]-[.H14]" office:value-type="float" office:value="7200" calcext:value-type="float">
            <text:p>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4]&gt;0;[.D14]-[.F14];0)" office:value-type="float" office:value="19000" calcext:value-type="float">
            <text:p>19.00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4]-[.F14]&gt;=[.F15]);[.F15];[.D15])" office:value-type="float" office:value="19000" calcext:value-type="float">
            <text:p>19.000,00</text:p>
          </table:table-cell>
          <table:table-cell table:style-name="ce61" table:formula="of:=([.G15])*[.E15]/100" office:value-type="float" office:value="3800" calcext:value-type="float">
            <text:p>3.800,00</text:p>
          </table:table-cell>
          <table:table-cell table:style-name="ce55"/>
          <table:table-cell table:style-name="ce55" table:formula="of:=[.I15]-[.H15]" office:value-type="float" office:value="-3800" calcext:value-type="float">
            <text:p>-3.8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5]&gt;=0;[.D14]-[.F15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6]&gt;[.F16];[.F16];[.D16])" office:value-type="float" office:value="0" calcext:value-type="float">
            <text:p>0,00</text:p>
          </table:table-cell>
          <table:table-cell table:style-name="ce61" table:formula="of:=[.G16]*[.E16]/100" office:value-type="float" office:value="0" calcext:value-type="float">
            <text:p>0,00</text:p>
          </table:table-cell>
          <table:table-cell table:style-name="ce55"/>
          <table:table-cell table:style-name="ce55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6]&gt;0;[.D14]-[.F16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8]*100/[.B14]" office:value-type="float" office:value="5.66666666666667" calcext:value-type="float">
            <text:p>5,67</text:p>
          </table:table-cell>
          <table:table-cell table:style-name="ce55"/>
          <table:table-cell table:style-name="ce59" table:formula="of:=[.H18]/[.D14]" office:value-type="float" office:value="0.168627450980392" calcext:value-type="float">
            <text:p/>
          </table:table-cell>
          <table:table-cell table:style-name="ce61" table:number-columns-repeated="2"/>
          <table:table-cell table:style-name="ce63" table:formula="of:=SUM([.H14:.H17])" office:value-type="float" office:value="8600" calcext:value-type="float">
            <text:p>8.600,00</text:p>
          </table:table-cell>
          <table:table-cell table:style-name="ce66" table:formula="of:=[.I14]-[.H18]" office:value-type="float" office:value="3400" calcext:value-type="float">
            <text:p>3.400,00</text:p>
          </table:table-cell>
          <table:table-cell table:style-name="ce68" table:formula="of:=SUM([.J14:.J17])" office:value-type="float" office:value="3400" calcext:value-type="float">
            <text:p>3.4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8]/[.D14]*100" office:value-type="float" office:value="16.8627450980392" calcext:value-type="float">
            <text:p>16,86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LİSE ARKASI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95000" calcext:value-type="float">
            <text:p>95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4]*[.E4]/100" office:value-type="float" office:value="19000" calcext:value-type="float">
            <text:p>19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table:formula="of:=SUM([.B3:.B8])" office:value-type="float" office:value="95000" calcext:value-type="float">
            <text:p>95.000,00</text:p>
          </table:table-cell>
          <table:table-cell table:style-name="ce55" table:formula="of:=[.B14]*[.C13]/100" office:value-type="float" office:value="14250" calcext:value-type="float">
            <text:p>14.250,00</text:p>
          </table:table-cell>
          <table:table-cell table:style-name="ce55" table:formula="of:=[.B14]-[.C14]" office:value-type="float" office:value="80750" calcext:value-type="float">
            <text:p>80.75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4]&gt;[.F14];[.F14];[.D14])" office:value-type="float" office:value="32000" calcext:value-type="float">
            <text:p>32.000,00</text:p>
          </table:table-cell>
          <table:table-cell table:style-name="ce61" table:formula="of:=[.G14]*[.E14]/100" office:value-type="float" office:value="4800" calcext:value-type="float">
            <text:p>4.800,00</text:p>
          </table:table-cell>
          <table:table-cell table:style-name="ce65" table:formula="of:=SUM([.I3:.I8])" office:value-type="float" office:value="19000" calcext:value-type="float">
            <text:p>19.000,00</text:p>
          </table:table-cell>
          <table:table-cell table:style-name="ce55" table:formula="of:=[.I14]-[.H14]" office:value-type="float" office:value="14200" calcext:value-type="float">
            <text:p>14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4]&gt;0;[.D14]-[.F14];0)" office:value-type="float" office:value="48750" calcext:value-type="float">
            <text:p>48.75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4]-[.F14]&gt;=[.F15]);[.F15];[.D15])" office:value-type="float" office:value="48750" calcext:value-type="float">
            <text:p>48.750,00</text:p>
          </table:table-cell>
          <table:table-cell table:style-name="ce61" table:formula="of:=([.G15]-[.G14])*[.E15]/100" office:value-type="float" office:value="3350" calcext:value-type="float">
            <text:p>3.350,00</text:p>
          </table:table-cell>
          <table:table-cell table:style-name="ce55"/>
          <table:table-cell table:style-name="ce55" table:formula="of:=[.I15]-[.H15]" office:value-type="float" office:value="-3350" calcext:value-type="float">
            <text:p>-3.35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5]&gt;=0;[.D14]-[.F15];0)" office:value-type="float" office:value="10750" calcext:value-type="float">
            <text:p>10.75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6]&gt;[.F16];[.F16];[.D16])" office:value-type="float" office:value="10750" calcext:value-type="float">
            <text:p>10.750,00</text:p>
          </table:table-cell>
          <table:table-cell table:style-name="ce61" table:formula="of:=[.G16]*[.E16]/100" office:value-type="float" office:value="2902.5" calcext:value-type="float">
            <text:p>2.902,50</text:p>
          </table:table-cell>
          <table:table-cell table:style-name="ce55"/>
          <table:table-cell table:style-name="ce55" table:formula="of:=[.I16]-[.H16]" office:value-type="float" office:value="-2902.5" calcext:value-type="float">
            <text:p>-2.902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6]&gt;0;[.D14]-[.F16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8]*100/[.B14]" office:value-type="float" office:value="8.36578947368421" calcext:value-type="float">
            <text:p>8,37</text:p>
          </table:table-cell>
          <table:table-cell table:style-name="ce55"/>
          <table:table-cell table:style-name="ce59" table:formula="of:=[.H18]/[.D14]" office:value-type="float" office:value="0.13687306501548" calcext:value-type="float">
            <text:p/>
          </table:table-cell>
          <table:table-cell table:style-name="ce61" table:number-columns-repeated="2"/>
          <table:table-cell table:style-name="ce63" table:formula="of:=SUM([.H14:.H17])" office:value-type="float" office:value="11052.5" calcext:value-type="float">
            <text:p>11.052,50</text:p>
          </table:table-cell>
          <table:table-cell table:style-name="ce66" table:formula="of:=[.I14]-[.H18]" office:value-type="float" office:value="7947.5" calcext:value-type="float">
            <text:p>7.947,50</text:p>
          </table:table-cell>
          <table:table-cell table:style-name="ce68" table:formula="of:=SUM([.J14:.J17])" office:value-type="float" office:value="7947.5" calcext:value-type="float">
            <text:p>7.947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8]/[.D14]*100" office:value-type="float" office:value="13.687306501548" calcext:value-type="float">
            <text:p>13,69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muba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7"/>
        </table:table-row>
        <table:table-row table:style-name="ro2">
          <table:table-cell/>
          <table:table-cell table:style-name="ce50"/>
          <table:table-cell office:value-type="string" calcext:value-type="string">
            <text:p>doğuş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uman adem</text:p>
          </table:table-cell>
          <table:table-cell table:number-columns-repeated="2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50" office:value-type="float" office:value="500" calcext:value-type="float">
            <text:p>500</text:p>
          </table:table-cell>
          <table:table-cell office:value-type="string" calcext:value-type="string">
            <text:p>tx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aymak salih</text:p>
          </table:table-cell>
          <table:table-cell table:number-columns-repeated="2"/>
          <table:table-cell table:style-name="ce65" table:formula="of:=[.B4]*[.E4]/100" office:value-type="float" office:value="100" calcext:value-type="float">
            <text:p>100,00</text:p>
          </table:table-cell>
          <table:table-cell table:number-columns-repeated="7"/>
        </table:table-row>
        <table:table-row table:style-name="ro2">
          <table:table-cell/>
          <table:table-cell table:style-name="ce50" office:value-type="float" office:value="19300" calcext:value-type="float">
            <text:p>19300</text:p>
          </table:table-cell>
          <table:table-cell office:value-type="string" calcext:value-type="string">
            <text:p>sny A 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üfek sedef</text:p>
          </table:table-cell>
          <table:table-cell table:number-columns-repeated="2"/>
          <table:table-cell table:style-name="ce65" table:formula="of:=[.B5]*[.E5]/100" office:value-type="float" office:value="3860" calcext:value-type="float">
            <text:p>3.860,00</text:p>
          </table:table-cell>
          <table:table-cell table:number-columns-repeated="7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6]*[.E6]/100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6"/>
        </table:table-row>
        <table:table-row table:style-name="ro2">
          <table:table-cell/>
          <table:table-cell table:style-name="ce52" table:formula="of:=SUM([.B3:.B6])" office:value-type="float" office:value="19800" calcext:value-type="float">
            <text:p>19.800,00</text:p>
          </table:table-cell>
          <table:table-cell table:style-name="ce55" table:formula="of:=[.B12]*[.C11]/100" office:value-type="float" office:value="2970" calcext:value-type="float">
            <text:p>2.970,00</text:p>
          </table:table-cell>
          <table:table-cell table:style-name="ce55" table:formula="of:=[.B12]-[.C12]" office:value-type="float" office:value="16830" calcext:value-type="float">
            <text:p>16.83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2]&gt;[.F12];[.F12];[.D12])" office:value-type="float" office:value="16830" calcext:value-type="float">
            <text:p>16.830,00</text:p>
          </table:table-cell>
          <table:table-cell table:style-name="ce61" table:formula="of:=[.G12]*[.E12]/100" office:value-type="float" office:value="2524.5" calcext:value-type="float">
            <text:p>2.524,50</text:p>
          </table:table-cell>
          <table:table-cell table:style-name="ce65" table:formula="of:=SUM([.I3:.I6])" office:value-type="float" office:value="3960" calcext:value-type="float">
            <text:p>3.960,00</text:p>
          </table:table-cell>
          <table:table-cell table:style-name="ce55" table:formula="of:=[.I12]-[.H12]" office:value-type="float" office:value="1435.5" calcext:value-type="float">
            <text:p>1.43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2]&gt;0;[.D12]-[.F12];0)" office:value-type="float" office:value="0" calcext:value-type="float">
            <text:p>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2]-[.F12]&gt;=[.F13]);[.F13];[.D13])" office:value-type="float" office:value="0" calcext:value-type="float">
            <text:p>0,00</text:p>
          </table:table-cell>
          <table:table-cell table:style-name="ce61" table:formula="of:=([.G13])*[.E13]/100" office:value-type="float" office:value="0" calcext:value-type="float">
            <text:p>0,00</text:p>
          </table:table-cell>
          <table:table-cell table:style-name="ce55"/>
          <table:table-cell table:style-name="ce55" table:formula="of:=[.I13]-[.H13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3]&gt;=0;[.D12]-[.F13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4]&gt;[.F14];[.F14];[.D14])" office:value-type="float" office:value="0" calcext:value-type="float">
            <text:p>0,00</text:p>
          </table:table-cell>
          <table:table-cell table:style-name="ce61" table:formula="of:=[.G14]*[.E14]/100" office:value-type="float" office:value="0" calcext:value-type="float">
            <text:p>0,00</text:p>
          </table:table-cell>
          <table:table-cell table:style-name="ce55"/>
          <table:table-cell table:style-name="ce55" table:formula="of:=[.I14]-[.H14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4]&gt;0;[.D12]-[.F14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5]&gt;[.F15];[.F15];[.D15])" office:value-type="float" office:value="0" calcext:value-type="float">
            <text:p>0,00</text:p>
          </table:table-cell>
          <table:table-cell table:style-name="ce61" table:formula="of:=[.G15]*[.E15]/100" office:value-type="float" office:value="0" calcext:value-type="float">
            <text:p>0,00</text:p>
          </table:table-cell>
          <table:table-cell table:style-name="ce55"/>
          <table:table-cell table:style-name="ce55" table:formula="of:=[.I15]-[.H15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6" table:formula="of:=[.I16]*100/[.B12]" office:value-type="float" office:value="7.25" calcext:value-type="float">
            <text:p>7,25</text:p>
          </table:table-cell>
          <table:table-cell table:style-name="ce55"/>
          <table:table-cell table:style-name="ce59" table:formula="of:=[.H16]/[.D12]" office:value-type="float" office:value="0.15" calcext:value-type="float">
            <text:p/>
          </table:table-cell>
          <table:table-cell table:style-name="ce61" table:number-columns-repeated="2"/>
          <table:table-cell table:style-name="ce63" table:formula="of:=SUM([.H12:.H15])" office:value-type="float" office:value="2524.5" calcext:value-type="float">
            <text:p>2.524,50</text:p>
          </table:table-cell>
          <table:table-cell table:style-name="ce66" table:formula="of:=[.I12]-[.H16]" office:value-type="float" office:value="1435.5" calcext:value-type="float">
            <text:p>1.435,50</text:p>
          </table:table-cell>
          <table:table-cell table:style-name="ce68" table:formula="of:=SUM([.J12:.J15])" office:value-type="float" office:value="1435.5" calcext:value-type="float">
            <text:p>1.43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6]/[.D12]*100" office:value-type="float" office:value="15" calcext:value-type="float">
            <text:p>15,00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70" office:value-type="string" calcext:value-type="string">
            <text:p>13/10/2022-11:00:12</text:p>
          </table:table-cell>
          <table:table-cell table:style-name="ce70" office:value-type="string" calcext:value-type="string">
            <text:p>13/10/2022</text:p>
          </table:table-cell>
          <table:table-cell table:style-name="ce71" office:value-type="float" office:value="9000" calcext:value-type="float">
            <text:p>9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0*ZİRAAT MOBİL EFT KİRA BEDELİ*0127808</text:p>
          </table:table-cell>
          <table:table-cell/>
          <table:table-cell table:style-name="ce73" table:number-columns-repeated="4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10/10/2022-16:51:39</text:p>
          </table:table-cell>
          <table:table-cell table:style-name="ce70" office:value-type="string" calcext:value-type="string">
            <text:p>10/10/2022</text:p>
          </table:table-cell>
          <table:table-cell table:style-name="ce71" office:value-type="float" office:value="10300" calcext:value-type="float">
            <text:p>10.3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5*KİRA BEDELİ*5977788</text:p>
          </table:table-cell>
          <table:table-cell/>
          <table:table-cell table:style-name="ce73" table:number-columns-repeated="4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70" office:value-type="string" calcext:value-type="string">
            <text:p>23/02/2022-10:59:24</text:p>
          </table:table-cell>
          <table:table-cell table:style-name="ce70" office:value-type="string" calcext:value-type="string">
            <text:p>23/02/2022</text:p>
          </table:table-cell>
          <table:table-cell table:style-name="ce71" office:value-type="float" office:value="500" calcext:value-type="float">
            <text:p>5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ALİH KAYMAK*0203*KABEİ MESCİD MAH . İŞ YERİ BİR YILLIK KİRA BEDELİ*0012132</text:p>
          </table:table-cell>
          <table:table-cell/>
          <table:table-cell table:style-name="ce73" table:number-columns-repeated="5"/>
          <table:table-cell table:number-columns-repeated="2"/>
          <table:table-cell table:style-name="ce73"/>
        </table:table-row>
        <table:table-row table:style-name="ro3">
          <table:table-cell/>
          <table:table-cell table:style-name="ce70" table:number-columns-repeated="2"/>
          <table:table-cell table:style-name="ce71"/>
          <table:table-cell table:style-name="Default"/>
          <table:table-cell table:style-name="ce72" table:number-columns-repeated="2"/>
          <table:table-cell table:number-columns-repeated="3"/>
          <table:table-cell table:style-name="ce73" table:number-columns-repeated="5"/>
          <table:table-cell/>
        </table:table-row>
        <table:table-row table:style-name="ro3">
          <table:table-cell/>
          <table:table-cell table:style-name="ce70" office:value-type="string" calcext:value-type="string">
            <text:p>29/08/2022-08:55:23</text:p>
          </table:table-cell>
          <table:table-cell table:style-name="ce70" office:value-type="string" calcext:value-type="string">
            <text:p>29/08/2022</text:p>
          </table:table-cell>
          <table:table-cell table:style-name="ce71" office:value-type="float" office:value="5000" calcext:value-type="float">
            <text:p>5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ADEM DUMAN*0203*-*0004416</text:p>
          </table:table-cell>
          <table:table-cell table:number-columns-repeated="3"/>
          <table:table-cell table:style-name="ce73" table:number-columns-repeated="2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05/07/2022-19:28:07</text:p>
          </table:table-cell>
          <table:table-cell table:style-name="ce70" office:value-type="string" calcext:value-type="string">
            <text:p>05/07/2022</text:p>
          </table:table-cell>
          <table:table-cell table:style-name="ce71" office:value-type="float" office:value="4000" calcext:value-type="float">
            <text:p>4.000,00</text:p>
          </table:table-cell>
          <table:table-cell table:style-name="Default"/>
          <table:table-cell table:style-name="ce72" office:value-type="string" calcext:value-type="string">
            <text:p>FAST</text:p>
          </table:table-cell>
          <table:table-cell table:style-name="ce72" office:value-type="string" calcext:value-type="string">
            <text:p>ADEM DUMAN*0067**446307908*FAST</text:p>
          </table:table-cell>
          <table:table-cell table:number-columns-repeated="3"/>
          <table:table-cell table:style-name="ce73" table:number-columns-repeated="3"/>
          <table:table-cell table:number-columns-repeated="3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lu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31-03-2023 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2022 KİRA ÖDEMELERİ</text:p>
          </table:table-cell>
          <table:table-cell table:number-columns-repeated="2"/>
          <table:table-cell table:style-name="Default" office:value-type="string" calcext:value-type="string">
            <text:p>stpj</text:p>
          </table:table-cell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Banka Ödemesi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Defter Türü</text:p>
          </table:table-cell>
          <table:table-cell table:style-name="Default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nyA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tüfekçi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B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80000" calcext:value-type="float">
            <text:p>80000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emirel</text:p>
          </table:table-cell>
          <table:table-cell table:number-columns-repeated="2"/>
          <table:table-cell table:style-name="ce65" table:formula="of:=[.B6]*[.E6]/100" office:value-type="float" office:value="16000" calcext:value-type="float">
            <text:p>16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E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cihan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F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rdal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G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tin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9]*[.E9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office:value-type="float" office:value="80000" calcext:value-type="float">
            <text:p>80.000,00</text:p>
          </table:table-cell>
          <table:table-cell table:style-name="ce55" table:formula="of:=[.B15]*[.C14]/100" office:value-type="float" office:value="12000" calcext:value-type="float">
            <text:p>12.000,00</text:p>
          </table:table-cell>
          <table:table-cell table:style-name="ce55" table:formula="of:=[.B15]-[.C15]" office:value-type="float" office:value="68000" calcext:value-type="float">
            <text:p>68.00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5]&gt;[.F15];[.F15];[.D15])" office:value-type="float" office:value="32000" calcext:value-type="float">
            <text:p>32.000,00</text:p>
          </table:table-cell>
          <table:table-cell table:style-name="ce61" table:formula="of:=[.G15]*[.E15]/100" office:value-type="float" office:value="4800" calcext:value-type="float">
            <text:p>4.800,00</text:p>
          </table:table-cell>
          <table:table-cell table:style-name="ce65" table:formula="of:=SUM([.I4:.I9])" office:value-type="float" office:value="16000" calcext:value-type="float">
            <text:p>16.000,00</text:p>
          </table:table-cell>
          <table:table-cell table:style-name="ce55" table:formula="of:=[.I15]-[.H15]" office:value-type="float" office:value="11200" calcext:value-type="float">
            <text:p>11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5]&gt;0;[.D15]-[.F15];0)" office:value-type="float" office:value="36000" calcext:value-type="float">
            <text:p>36.00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5]-[.F15]&gt;=[.F16]);[.F16];[.D16])" office:value-type="float" office:value="36000" calcext:value-type="float">
            <text:p>36.000,00</text:p>
          </table:table-cell>
          <table:table-cell table:style-name="ce61" table:formula="of:=([.G16])*[.E16]/100" office:value-type="float" office:value="7200" calcext:value-type="float">
            <text:p>7.200,00</text:p>
          </table:table-cell>
          <table:table-cell table:style-name="ce55"/>
          <table:table-cell table:style-name="ce55" table:formula="of:=[.I16]-[.H16]" office:value-type="float" office:value="-7200" calcext:value-type="float">
            <text:p>-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6]&gt;=0;[.D15]-[.F16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7]&gt;0;[.D15]-[.F17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8]&gt;[.F18];[.F18];[.D18])" office:value-type="float" office:value="0" calcext:value-type="float">
            <text:p>0,00</text:p>
          </table:table-cell>
          <table:table-cell table:style-name="ce61" table:formula="of:=[.G18]*[.E18]/100" office:value-type="float" office:value="0" calcext:value-type="float">
            <text:p>0,00</text:p>
          </table:table-cell>
          <table:table-cell table:style-name="ce55"/>
          <table:table-cell table:style-name="ce55" table:formula="of:=[.I18]-[.H18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9]*100/[.B15]" office:value-type="float" office:value="5" calcext:value-type="float">
            <text:p>5,00</text:p>
          </table:table-cell>
          <table:table-cell table:style-name="ce55"/>
          <table:table-cell table:style-name="ce59" table:formula="of:=[.H19]/[.D15]" office:value-type="float" office:value="0.176470588235294" calcext:value-type="float">
            <text:p/>
          </table:table-cell>
          <table:table-cell table:style-name="ce61" table:number-columns-repeated="2"/>
          <table:table-cell table:style-name="ce63" table:formula="of:=SUM([.H15:.H18])" office:value-type="float" office:value="12000" calcext:value-type="float">
            <text:p>12.000,00</text:p>
          </table:table-cell>
          <table:table-cell table:style-name="ce66" table:formula="of:=[.I15]-[.H19]" office:value-type="float" office:value="4000" calcext:value-type="float">
            <text:p>4.000,00</text:p>
          </table:table-cell>
          <table:table-cell table:style-name="ce68" table:formula="of:=SUM([.J15:.J18])" office:value-type="float" office:value="4000" calcext:value-type="float">
            <text:p>4.0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9]/[.D15]*100" office:value-type="float" office:value="17.6470588235294" calcext:value-type="float">
            <text:p>17,65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3">
          <table:table-cell/>
          <table:table-cell table:style-name="ce70" office:value-type="string" calcext:value-type="string">
            <text:p>30/11/2022-15:18:04</text:p>
          </table:table-cell>
          <table:table-cell table:style-name="ce75" office:value-type="float" office:value="80000" calcext:value-type="float">
            <text:p>80.000,00</text:p>
          </table:table-cell>
          <table:table-cell table:style-name="ce75" office:value-type="float" office:value="81667.88" calcext:value-type="float">
            <text:p>81.667,8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0S</text:p>
          </table:table-cell>
          <table:table-cell table:style-name="ce72" office:value-type="string" calcext:value-type="string">
            <text:p>Havale</text:p>
          </table:table-cell>
          <table:table-cell table:style-name="ce76" office:value-type="string" calcext:value-type="string">
            <text:p>2023 yılı işyeri kira bedeli*ALİ DEMİREL*H2211064280115</text:p>
          </table:table-cell>
          <table:table-cell table:style-name="ce77"/>
          <table:table-cell table:style-name="ce73" table:number-columns-repeated="3"/>
          <table:table-cell table:number-columns-repeated="3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5">
      <number:number number:decimal-places="2" number:min-decimal-places="2" number:min-integer-digits="1" number:grouping="true"/>
    </number:number-style>
    <number:number-style style:name="N134">
      <number:number number:decimal-places="0" number:min-decimal-places="0" number:min-integer-digits="0"/>
    </number:number-style>
    <number:time-style style:name="N133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 number:title="User-defined">
      <number:text>+</number:text>
      <number:number number:decimal-places="2" number:min-decimal-places="2" number:min-integer-digits="1" number:grouping="true"/>
    </number:number-style>
    <number:number-style style:name="N125P0" style:volatile="true">
      <number:text>-</number:text>
      <number:number number:decimal-places="2" number:min-decimal-places="2" number:min-integer-digits="1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11" number:min-decimal-places="11"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date-style style:name="N117">
      <number:day number:style="long"/>
      <number:text>.</number:text>
      <number:month number:style="long"/>
      <number:text>.</number:text>
    </number:date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9">
      <number:number number:decimal-places="1" number:min-decimal-places="1" number:min-integer-digits="1"/>
    </number:number-style>
    <number:number-style style:name="N120P0" style:volatile="true">
      <number:number number:decimal-places="2" number:min-decimal-places="2" number:min-integer-digits="0" number:grouping="true"/>
    </number:number-style>
    <number:number-style style:name="N12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text>-</number:text>
      <number:number number:decimal-places="2" number:min-decimal-places="2" number:min-integer-digits="1" number:grouping="true"/>
    </number:number-style>
    <number:number-style style:name="N1015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5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2P0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6P2" style:volatile="true" number:language="tr" number:country="TR">
      <number:text> </number:text>
      <number:fill-character> </number:fill-character>
      <number:text>- TL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3P0"/>
    </number:number-style>
    <number:date-style style:name="N1012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4" number:language="tr" number:country="TR">
      <number:text-content/>
      <style:map style:condition="value()&lt;=1.7976931348623157E+308" style:apply-style-name="N10124P0"/>
    </number:text-style>
    <number:date-style style:name="N10122" number:language="tr" number:country="TR">
      <number:day/>
      <number:text>.</number:text>
      <number:month number:textual="true"/>
    </number:date-style>
    <number:date-style style:name="N1015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1" number:language="tr" number:country="TR">
      <number:day/>
      <number:text>. </number:text>
      <number:month number:textual="true"/>
    </number:date-style>
    <number:date-style style:name="N10149" number:language="tr" number:country="TR">
      <number:month number:textual="true"/>
      <number:text>.</number:text>
      <number:year/>
    </number:date-style>
    <number:currency-style style:name="N1012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0P0"/>
    </number:currency-style>
    <number:time-style style:name="N10148" number:language="tr" number:country="TR">
      <number:hours/>
      <number:text>:</number:text>
      <number:minutes number:style="long"/>
      <number:text> </number:text>
      <number:am-pm/>
    </number:time-style>
    <number:currency-style style:name="N1011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4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6P0"/>
    </number:number-style>
    <number:currency-style style:name="N1011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number-style style:name="N10115P0" style:volatile="true" number:language="tr" number:country="TR">
      <number:number number:decimal-places="2" number:min-decimal-places="2" number:min-integer-digits="1" number:grouping="true"/>
    </number:number-style>
    <number:number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4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3P0"/>
    </number:number-style>
    <number:currency-style style:name="N1011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14P0"/>
    </number:currency-style>
    <number:number-style style:name="N10141" number:language="tr" number:country="TR">
      <number:number number:decimal-places="2" number:min-decimal-places="2" number:min-integer-digits="1" number:grouping="true"/>
      <number:text>     </number:text>
    </number:number-style>
    <number:currency-style style:name="N10112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2T15:27:41.246912185</meta:creation-date>
    <dc:date>2022-12-14T15:06:05.622280898</dc:date>
    <meta:editing-duration>PT2H5M23S</meta:editing-duration>
    <meta:editing-cycles>10</meta:editing-cycles>
    <meta:generator>LibreOffice/7.3.7.2$Linux_X86_64 LibreOffice_project/30$Build-2</meta:generator>
    <meta:document-statistic meta:table-count="4" meta:cell-count="358" meta:object-count="0"/>
  </office:meta>
</office:document-meta>
</file>